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25-01-02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24-01-04 22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1048" calcext:value-type="float">
            <text:p>48.7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23-01-06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1512" calcext:value-type="float">
            <text:p>47.9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22-01-24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21-01-08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20-01-07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19-01-0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18-01-03 2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17-01-10 22:09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16-01-06 17:39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2056" calcext:value-type="float">
            <text:p>47.6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15-01-07 15:51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14-01-08 16:42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3472" calcext:value-type="float">
            <text:p>44.5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1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12-01-04 22:24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11-01-03 17:25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10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1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09-01-05 17:26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08-01-10 15:41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0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06-01-05 22:18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05-01-11 17:15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04-01-03 23:07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03-01-08 14:48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0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02-01-05 14:55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0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0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01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0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01-01-04 15:39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01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00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00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00-01-05 17:14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200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9-01-04 16:07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8-01-09 21:59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8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6-09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6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5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5-09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5-05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5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5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3-09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3-07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2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2-07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2-06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2-05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1-06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1-05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1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0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0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0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0-09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0-08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596" calcext:value-type="float">
            <text:p>43.8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0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0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9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8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8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89-08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89-05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8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89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89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8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88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8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88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87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87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87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87-09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8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8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87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86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86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85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57101144301</text:p>
          </table:table-cell>
          <table:table-cell office:value-type="string" calcext:value-type="string">
            <text:p>1984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71" meta:object-count="0"/>
    <meta:user-defined meta:name="AppVersion">3.0</meta:user-defined>
  </office:meta>
</office:document-meta>
</file>